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3cf" officeooo:paragraph-rsid="00012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Jack game made in ActiveHDL with VHDL. Using pseudo random number gener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03T18:23:01.148000000</dc:date>
    <meta:editing-duration>PT37S</meta:editing-duration>
    <meta:editing-cycles>1</meta:editing-cycles>
    <meta:document-statistic meta:table-count="0" meta:image-count="0" meta:object-count="0" meta:page-count="1" meta:paragraph-count="1" meta:word-count="12" meta:character-count="81" meta:non-whitespace-character-count="70"/>
  </office:meta>
</office:document-meta>
</file>